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0.1201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Multi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Matrix A</text:p>
          </table:table-cell>
          <table:table-cell office:value-type="float" office:value="0.956003783736378">
            <text:p>0.9560037837</text:p>
          </table:table-cell>
          <table:table-cell office:value-type="float" office:value="0.781717148609459">
            <text:p>0.7817171486</text:p>
          </table:table-cell>
          <table:table-cell office:value-type="float" office:value="0.742960138246417">
            <text:p>0.7429601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7109975274652">
            <text:p>0.5771099753</text:p>
          </table:table-cell>
          <table:table-cell office:value-type="float" office:value="0.034401479177177">
            <text:p>0.0344014792</text:p>
          </table:table-cell>
          <table:table-cell office:value-type="float" office:value="0.457998949568719">
            <text:p>0.45799894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66332348715514">
            <text:p>0.1663323487</text:p>
          </table:table-cell>
          <table:table-cell office:value-type="float" office:value="0.522142593283206">
            <text:p>0.5221425933</text:p>
          </table:table-cell>
          <table:table-cell office:value-type="float" office:value="0.692872534971684">
            <text:p>0.69287253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atrix B</text:p>
          </table:table-cell>
          <table:table-cell office:value-type="float" office:value="0.429197757039219">
            <text:p>0.429197757</text:p>
          </table:table-cell>
          <table:table-cell office:value-type="float" office:value="0.449522432405502">
            <text:p>0.4495224324</text:p>
          </table:table-cell>
          <table:table-cell office:value-type="float" office:value="0.276335809845477">
            <text:p>0.2763358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67591201793402">
            <text:p>0.8675912018</text:p>
          </table:table-cell>
          <table:table-cell office:value-type="float" office:value="0.529058227781206">
            <text:p>0.5290582278</text:p>
          </table:table-cell>
          <table:table-cell office:value-type="float" office:value="0.733112069312483">
            <text:p>0.73311206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3089673835784">
            <text:p>0.5230896738</text:p>
          </table:table-cell>
          <table:table-cell office:value-type="float" office:value="0.279878336004913">
            <text:p>0.279878336</text:p>
          </table:table-cell>
          <table:table-cell office:value-type="float" office:value="0.656346490606666">
            <text:p>0.656346490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Formula</text:p>
          </table:table-cell>
          <table:table-cell table:number-columns-repeated="3"/>
          <table:table-cell table:style-name="ce1" office:value-type="string">
            <text:p>LibO 3.3</text:p>
          </table:table-cell>
          <table:table-cell table:number-columns-repeated="3"/>
          <table:table-cell table:style-name="ce1" office:value-type="string">
            <text:p>Delta</text:p>
          </table:table-cell>
          <table:table-cell table:number-columns-repeated="2"/>
        </table:table-row>
        <table:table-row table:style-name="ro1">
          <table:table-cell office:value-type="string">
            <text:p>A x B</text:p>
          </table:table-cell>
          <table:table-cell table:number-matrix-columns-spanned="3" table:number-matrix-rows-spanned="3" table:formula="of:=MMULT([.B1:.D3];[.B5:.D7])" office:value-type="float" office:value="1.47716037651356">
            <text:p>1.4771603765</text:p>
          </table:table-cell>
          <table:table-cell office:value-type="float" office:value="1.05125748273393">
            <text:p>1.0512574827</text:p>
          </table:table-cell>
          <table:table-cell office:value-type="float" office:value="1.32490363562695">
            <text:p>1.3249036356</text:p>
          </table:table-cell>
          <table:table-cell/>
          <table:table-cell office:value-type="float" office:value="1.47716037651356">
            <text:p>1.4771603765</text:p>
          </table:table-cell>
          <table:table-cell office:value-type="float" office:value="1.05125748273393">
            <text:p>1.0512574827</text:p>
          </table:table-cell>
          <table:table-cell office:value-type="float" office:value="1.32490363562695">
            <text:p>1.3249036356</text:p>
          </table:table-cell>
          <table:table-cell/>
          <table:table-cell table:formula="of:=[.B10]-[.F10]" office:value-type="float" office:value="0">
            <text:p>0</text:p>
          </table:table-cell>
          <table:table-cell table:formula="of:=[.C10]-[.G10]" office:value-type="float" office:value="-4.44089209850063E-015">
            <text:p>-4.44089209850063E-015</text:p>
          </table:table-cell>
          <table:table-cell table:formula="of:=[.D10]-[.H10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51711524876267">
            <text:p>0.5171152488</text:p>
          </table:table-cell>
          <table:table-cell office:value-type="float" office:value="0.405808249354761">
            <text:p>0.4058082494</text:p>
          </table:table-cell>
          <table:table-cell office:value-type="float" office:value="0.485302295225383">
            <text:p>0.4853022952</text:p>
          </table:table-cell>
          <table:table-cell/>
          <table:table-cell office:value-type="float" office:value="0.51711524876267">
            <text:p>0.5171152488</text:p>
          </table:table-cell>
          <table:table-cell office:value-type="float" office:value="0.405808249354761">
            <text:p>0.4058082494</text:p>
          </table:table-cell>
          <table:table-cell office:value-type="float" office:value="0.485302295225383">
            <text:p>0.4853022952</text:p>
          </table:table-cell>
          <table:table-cell/>
          <table:table-cell table:formula="of:=[.B11]-[.F11]" office:value-type="float" office:value="0">
            <text:p>0</text:p>
          </table:table-cell>
          <table:table-cell table:formula="of:=[.C11]-[.G11]" office:value-type="float" office:value="0">
            <text:p>0</text:p>
          </table:table-cell>
          <table:table-cell table:formula="of:=[.D11]-[.H11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886830259333975">
            <text:p>0.8868302593</text:p>
          </table:table-cell>
          <table:table-cell office:value-type="float" office:value="0.544933969185195">
            <text:p>0.5449339692</text:p>
          </table:table-cell>
          <table:table-cell office:value-type="float" office:value="0.883517078090249">
            <text:p>0.8835170781</text:p>
          </table:table-cell>
          <table:table-cell/>
          <table:table-cell office:value-type="float" office:value="0.886830259333975">
            <text:p>0.8868302593</text:p>
          </table:table-cell>
          <table:table-cell office:value-type="float" office:value="0.544933969185195">
            <text:p>0.5449339692</text:p>
          </table:table-cell>
          <table:table-cell office:value-type="float" office:value="0.883517078090249">
            <text:p>0.8835170781</text:p>
          </table:table-cell>
          <table:table-cell/>
          <table:table-cell table:formula="of:=[.B12]-[.F12]" office:value-type="float" office:value="0">
            <text:p>0</text:p>
          </table:table-cell>
          <table:table-cell table:formula="of:=[.C12]-[.G12]" office:value-type="float" office:value="0">
            <text:p>0</text:p>
          </table:table-cell>
          <table:table-cell table:formula="of:=[.D12]-[.H12]" office:value-type="float" office:value="0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 Inverse</text:p>
          </table:table-cell>
          <table:table-cell table:number-matrix-columns-spanned="3" table:number-matrix-rows-spanned="3" table:formula="of:=MINVERSE([.B1:.D3])" office:value-type="float" office:value="0.899977396949807">
            <text:p>0.8999773969</text:p>
          </table:table-cell>
          <table:table-cell office:value-type="float" office:value="0.642464717730919">
            <text:p>0.6424647177</text:p>
          </table:table-cell>
          <table:table-cell office:value-type="float" office:value="-1.38971520519507">
            <text:p>-1.3897152052</text:p>
          </table:table-cell>
          <table:table-cell/>
          <table:table-cell office:value-type="float" office:value="0.899977396949807">
            <text:p>0.8999773969</text:p>
          </table:table-cell>
          <table:table-cell office:value-type="float" office:value="0.642464717730919">
            <text:p>0.6424647177</text:p>
          </table:table-cell>
          <table:table-cell office:value-type="float" office:value="-1.38971520519507">
            <text:p>-1.3897152052</text:p>
          </table:table-cell>
          <table:table-cell/>
          <table:table-cell table:formula="of:=[.B14]-[.F14]" office:value-type="float" office:value="0">
            <text:p>0</text:p>
          </table:table-cell>
          <table:table-cell table:formula="of:=[.C14]-[.G14]" office:value-type="float" office:value="0">
            <text:p>0</text:p>
          </table:table-cell>
          <table:table-cell table:formula="of:=[.D14]-[.H14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35300175386141">
            <text:p>1.3530017539</text:p>
          </table:table-cell>
          <table:table-cell office:value-type="float" office:value="-2.25223481830733">
            <text:p>-2.2522348183</text:p>
          </table:table-cell>
          <table:table-cell office:value-type="float" office:value="0.0379504303362366">
            <text:p>0.0379504303</text:p>
          </table:table-cell>
          <table:table-cell/>
          <table:table-cell office:value-type="float" office:value="1.35300175386141">
            <text:p>1.3530017539</text:p>
          </table:table-cell>
          <table:table-cell office:value-type="float" office:value="-2.25223481830733">
            <text:p>-2.2522348183</text:p>
          </table:table-cell>
          <table:table-cell office:value-type="float" office:value="0.0379504303362366">
            <text:p>0.0379504303</text:p>
          </table:table-cell>
          <table:table-cell/>
          <table:table-cell table:formula="of:=[.B15]-[.F15]" office:value-type="float" office:value="0">
            <text:p>0</text:p>
          </table:table-cell>
          <table:table-cell table:formula="of:=[.C15]-[.G15]" office:value-type="float" office:value="0">
            <text:p>0</text:p>
          </table:table-cell>
          <table:table-cell table:formula="of:=[.D15]-[.H15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1.2356604649345">
            <text:p>-1.2356604649</text:p>
          </table:table-cell>
          <table:table-cell office:value-type="float" office:value="1.54303282246622">
            <text:p>1.5430328225</text:p>
          </table:table-cell>
          <table:table-cell office:value-type="float" office:value="1.74828557472449">
            <text:p>1.7482855747</text:p>
          </table:table-cell>
          <table:table-cell/>
          <table:table-cell office:value-type="float" office:value="-1.2356604649345">
            <text:p>-1.2356604649</text:p>
          </table:table-cell>
          <table:table-cell office:value-type="float" office:value="1.54303282246622">
            <text:p>1.5430328225</text:p>
          </table:table-cell>
          <table:table-cell office:value-type="float" office:value="1.74828557472449">
            <text:p>1.7482855747</text:p>
          </table:table-cell>
          <table:table-cell/>
          <table:table-cell table:formula="of:=[.B16]-[.F16]" office:value-type="float" office:value="0">
            <text:p>0</text:p>
          </table:table-cell>
          <table:table-cell table:formula="of:=[.C16]-[.G16]" office:value-type="float" office:value="0">
            <text:p>0</text:p>
          </table:table-cell>
          <table:table-cell table:formula="of:=[.D16]-[.H16]" office:value-type="float" office:value="0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 Inverse</text:p>
          </table:table-cell>
          <table:table-cell table:number-matrix-columns-spanned="3" table:number-matrix-rows-spanned="3" table:formula="of:=MINVERSE([.B5:.D7])" office:value-type="float" office:value="-4.44040996273981">
            <text:p>-4.4404099627</text:p>
          </table:table-cell>
          <table:table-cell office:value-type="float" office:value="6.80461628547741">
            <text:p>6.8046162855</text:p>
          </table:table-cell>
          <table:table-cell office:value-type="float" office:value="-5.73096999322317">
            <text:p>-5.7309699932</text:p>
          </table:table-cell>
          <table:table-cell/>
          <table:table-cell office:value-type="float" office:value="-4.44040996273981">
            <text:p>-4.4404099627</text:p>
          </table:table-cell>
          <table:table-cell office:value-type="float" office:value="6.80461628547741">
            <text:p>6.8046162855</text:p>
          </table:table-cell>
          <table:table-cell office:value-type="float" office:value="-5.73096999322317">
            <text:p>-5.7309699932</text:p>
          </table:table-cell>
          <table:table-cell/>
          <table:table-cell table:formula="of:=[.B18]-[.F18]" office:value-type="float" office:value="0">
            <text:p>0</text:p>
          </table:table-cell>
          <table:table-cell table:formula="of:=[.C18]-[.G18]" office:value-type="float" office:value="0">
            <text:p>0</text:p>
          </table:table-cell>
          <table:table-cell table:formula="of:=[.D18]-[.H18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.81237770518046">
            <text:p>5.8123777052</text:p>
          </table:table-cell>
          <table:table-cell office:value-type="float" office:value="-4.28696241014235">
            <text:p>-4.2869624101</text:p>
          </table:table-cell>
          <table:table-cell office:value-type="float" office:value="2.34122647910421">
            <text:p>2.3412264791</text:p>
          </table:table-cell>
          <table:table-cell/>
          <table:table-cell office:value-type="float" office:value="5.81237770518046">
            <text:p>5.8123777052</text:p>
          </table:table-cell>
          <table:table-cell office:value-type="float" office:value="-4.28696241014235">
            <text:p>-4.2869624101</text:p>
          </table:table-cell>
          <table:table-cell office:value-type="float" office:value="2.34122647910421">
            <text:p>2.3412264791</text:p>
          </table:table-cell>
          <table:table-cell/>
          <table:table-cell table:formula="of:=[.B19]-[.F19]" office:value-type="float" office:value="0">
            <text:p>0</text:p>
          </table:table-cell>
          <table:table-cell table:formula="of:=[.C19]-[.G19]" office:value-type="float" office:value="0">
            <text:p>0</text:p>
          </table:table-cell>
          <table:table-cell table:formula="of:=[.D19]-[.H19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06037589704407">
            <text:p>1.060375897</text:p>
          </table:table-cell>
          <table:table-cell office:value-type="float" office:value="-3.59504719115783">
            <text:p>-3.5950471912</text:p>
          </table:table-cell>
          <table:table-cell office:value-type="float" office:value="5.09266477565211">
            <text:p>5.0926647757</text:p>
          </table:table-cell>
          <table:table-cell/>
          <table:table-cell office:value-type="float" office:value="1.06037589704407">
            <text:p>1.060375897</text:p>
          </table:table-cell>
          <table:table-cell office:value-type="float" office:value="-3.59504719115783">
            <text:p>-3.5950471912</text:p>
          </table:table-cell>
          <table:table-cell office:value-type="float" office:value="5.09266477565211">
            <text:p>5.0926647757</text:p>
          </table:table-cell>
          <table:table-cell/>
          <table:table-cell table:formula="of:=[.B20]-[.F20]" office:value-type="float" office:value="0">
            <text:p>0</text:p>
          </table:table-cell>
          <table:table-cell table:formula="of:=[.C20]-[.G20]" office:value-type="float" office:value="0">
            <text:p>0</text:p>
          </table:table-cell>
          <table:table-cell table:formula="of:=[.D20]-[.H20]" office:value-type="float" office:value="0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t A</text:p>
          </table:table-cell>
          <table:table-cell table:formula="of:=MDETERM([.B1:.D3])" office:value-type="float" office:value="-0.239233696195302">
            <text:p>-0.2392336962</text:p>
          </table:table-cell>
          <table:table-cell table:number-columns-repeated="3"/>
          <table:table-cell office:value-type="float" office:value="-0.239233696195302">
            <text:p>-0.2392336962</text:p>
          </table:table-cell>
          <table:table-cell table:number-columns-repeated="3"/>
          <table:table-cell table:formula="of:=[.B22]-[.F2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et B</text:p>
          </table:table-cell>
          <table:table-cell table:formula="of:=MDETERM([.B5:.D7])" office:value-type="float" office:value="-0.0319932903174609">
            <text:p>-0.0319932903</text:p>
          </table:table-cell>
          <table:table-cell table:number-columns-repeated="3"/>
          <table:table-cell office:value-type="float" office:value="-0.0319932903174609">
            <text:p>-0.0319932903</text:p>
          </table:table-cell>
          <table:table-cell table:number-columns-repeated="3"/>
          <table:table-cell table:formula="of:=[.B23]-[.F23]" office:value-type="float" office:value="0">
            <text:p>0</text:p>
          </table:table-cell>
          <table:table-cell table:number-columns-repeated="2"/>
        </table:table-row>
      </table:table>
      <table:table table:name="LINE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table:style-name="ce1" office:value-type="string">
            <text:p>LINEST (Formula)</text:p>
          </table:table-cell>
          <table:table-cell/>
          <table:table-cell>
            <draw:frame table:end-cell-address="LINEST.L25" table:end-x="0.3626in" table:end-y="0.1669in" draw:z-index="0" draw:style-name="gr1" svg:width="5.4921in" svg:height="4.3366in" svg:x="0.2047in" svg:y="0.0807in">
              <draw:object draw:notify-on-update-of-ranges="LINEST.A2:LINEST.A40 LINEST.B1:LINEST.B1 LINEST.B2:LINEST.B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00000142135831697285">
            <text:p>1.42135831697285E-007</text:p>
          </table:table-cell>
          <table:table-cell/>
          <table:table-cell table:number-matrix-columns-spanned="2" table:number-matrix-rows-spanned="5" table:formula="of:=LINEST([.A2:.A40];[.B2:.B40];1;1)" office:value-type="float" office:value="1859.62380765112">
            <text:p>1859.6238076511</text:p>
          </table:table-cell>
          <table:table-cell office:value-type="float" office:value="0.00105081125292474">
            <text:p>0.0010508113</text:p>
          </table:table-cell>
          <table:table-cell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00000228577028368414">
            <text:p>2.28577028368414E-007</text:p>
          </table:table-cell>
          <table:table-cell/>
          <table:table-cell office:value-type="float" office:value="556.378584701512">
            <text:p>556.3785847015</text:p>
          </table:table-cell>
          <table:table-cell office:value-type="float" office:value="0.000327021976117581">
            <text:p>0.000327022</text:p>
          </table:table-cell>
          <table:table-cell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00000290367884605379">
            <text:p>2.90367884605379E-007</text:p>
          </table:table-cell>
          <table:table-cell/>
          <table:table-cell office:value-type="float" office:value="0.231910121095092">
            <text:p>0.2319101211</text:p>
          </table:table-cell>
          <table:table-cell office:value-type="float" office:value="0.00101267160731781">
            <text:p>0.0010126716</text:p>
          </table:table-cell>
          <table:table-cell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00000802485405215623">
            <text:p>8.02485405215623E-007</text:p>
          </table:table-cell>
          <table:table-cell/>
          <table:table-cell office:value-type="float" office:value="11.1714458375004">
            <text:p>11.171445837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0000000900890856236221">
            <text:p>0.000000009</text:p>
          </table:table-cell>
          <table:table-cell/>
          <table:table-cell office:value-type="float" office:value="0.0000114563599820976">
            <text:p>1.14563599820976E-005</text:p>
          </table:table-cell>
          <table:table-cell office:value-type="float" office:value="0.0000379436400179024">
            <text:p>3.79436400179024E-005</text:p>
          </table:table-cell>
          <table:table-cell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0000028788857357055">
            <text:p>2.8788857357055E-007</text:p>
          </table:table-cell>
          <table:table-cell table:number-columns-repeated="4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0000000957930486351253">
            <text:p>9.57930486351253E-009</text:p>
          </table:table-cell>
          <table:table-cell/>
          <table:table-cell table:style-name="ce1" office:value-type="string">
            <text:p>LINEST (LibO 3.3)</text:p>
          </table:table-cell>
          <table:table-cell table:number-columns-repeated="2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00000133994178808481">
            <text:p>0.000000134</text:p>
          </table:table-cell>
          <table:table-cell/>
          <table:table-cell office:value-type="float" office:value="1859.62380765113">
            <text:p>1859.6238076511</text:p>
          </table:table-cell>
          <table:table-cell office:value-type="float" office:value="0.00105081125292474">
            <text:p>0.0010508113</text:p>
          </table:table-cell>
          <table:table-cell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00000647785582245888">
            <text:p>6.47785582245888E-007</text:p>
          </table:table-cell>
          <table:table-cell/>
          <table:table-cell office:value-type="float" office:value="556.378584701514">
            <text:p>556.3785847015</text:p>
          </table:table-cell>
          <table:table-cell office:value-type="float" office:value="0.000327021976117582">
            <text:p>0.000327022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000000584654112569989">
            <text:p>5.84654112569989E-008</text:p>
          </table:table-cell>
          <table:table-cell/>
          <table:table-cell office:value-type="float" office:value="0.231910121095092">
            <text:p>0.2319101211</text:p>
          </table:table-cell>
          <table:table-cell office:value-type="float" office:value="0.00101267160731781">
            <text:p>0.0010126716</text:p>
          </table:table-cell>
          <table:table-cell/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0.000000300706487620623">
            <text:p>3.00706487620623E-007</text:p>
          </table:table-cell>
          <table:table-cell/>
          <table:table-cell office:value-type="float" office:value="11.1714458375004">
            <text:p>11.171445837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.0012">
            <text:p>0.0012</text:p>
          </table:table-cell>
          <table:table-cell office:value-type="float" office:value="0.000000669265215926619">
            <text:p>6.69265215926619E-007</text:p>
          </table:table-cell>
          <table:table-cell/>
          <table:table-cell office:value-type="float" office:value="0.0000114563599820976">
            <text:p>1.14563599820976E-005</text:p>
          </table:table-cell>
          <table:table-cell office:value-type="float" office:value="0.0000379436400179026">
            <text:p>3.79436400179026E-005</text:p>
          </table:table-cell>
          <table:table-cell/>
        </table:table-row>
        <table:table-row table:style-name="ro1">
          <table:table-cell office:value-type="float" office:value="0.0013">
            <text:p>0.0013</text:p>
          </table:table-cell>
          <table:table-cell office:value-type="float" office:value="0.000000260243922817708">
            <text:p>2.60243922817708E-007</text:p>
          </table:table-cell>
          <table:table-cell table:number-columns-repeated="4"/>
        </table:table-row>
        <table:table-row table:style-name="ro1">
          <table:table-cell office:value-type="float" office:value="0.0014">
            <text:p>0.0014</text:p>
          </table:table-cell>
          <table:table-cell office:value-type="float" office:value="0.000000786910305315258">
            <text:p>7.86910305315258E-007</text:p>
          </table:table-cell>
          <table:table-cell/>
          <table:table-cell table:style-name="ce1" office:value-type="string">
            <text:p>Delta</text:p>
          </table:table-cell>
          <table:table-cell table:number-columns-repeated="2"/>
        </table:table-row>
        <table:table-row table:style-name="ro1">
          <table:table-cell office:value-type="float" office:value="0.0015">
            <text:p>0.0015</text:p>
          </table:table-cell>
          <table:table-cell office:value-type="float" office:value="0.000000345286343932153">
            <text:p>3.45286343932153E-007</text:p>
          </table:table-cell>
          <table:table-cell/>
          <table:table-cell table:formula="of:=[.D2]-[.D9]" office:value-type="float" office:value="-0.00000000000682121026329696">
            <text:p>-6.82121026329696E-012</text:p>
          </table:table-cell>
          <table:table-cell table:formula="of:=[.E2]-[.E9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16">
            <text:p>0.0016</text:p>
          </table:table-cell>
          <table:table-cell office:value-type="float" office:value="0.000000917677763307842">
            <text:p>9.17677763307842E-007</text:p>
          </table:table-cell>
          <table:table-cell/>
          <table:table-cell table:formula="of:=[.D3]-[.D10]" office:value-type="float" office:value="0">
            <text:p>0</text:p>
          </table:table-cell>
          <table:table-cell table:formula="of:=[.E3]-[.E1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17">
            <text:p>0.0017</text:p>
          </table:table-cell>
          <table:table-cell office:value-type="float" office:value="0.000000819033188373597">
            <text:p>0.000000819</text:p>
          </table:table-cell>
          <table:table-cell/>
          <table:table-cell table:formula="of:=[.D4]-[.D11]" office:value-type="float" office:value="0">
            <text:p>0</text:p>
          </table:table-cell>
          <table:table-cell table:formula="of:=[.E4]-[.E1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18">
            <text:p>0.0018</text:p>
          </table:table-cell>
          <table:table-cell office:value-type="float" office:value="0.0000000501729671686889">
            <text:p>5.01729671686889E-008</text:p>
          </table:table-cell>
          <table:table-cell/>
          <table:table-cell table:formula="of:=[.D5]-[.D12]" office:value-type="float" office:value="0">
            <text:p>0</text:p>
          </table:table-cell>
          <table:table-cell table:formula="of:=[.E5]-[.E1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19">
            <text:p>0.0019</text:p>
          </table:table-cell>
          <table:table-cell office:value-type="float" office:value="0.000000652185352021458">
            <text:p>6.52185352021458E-007</text:p>
          </table:table-cell>
          <table:table-cell/>
          <table:table-cell table:formula="of:=[.D6]-[.D13]" office:value-type="float" office:value="0">
            <text:p>0</text:p>
          </table:table-cell>
          <table:table-cell table:formula="of:=[.E6]-[.E13]" office:value-type="float" office:value="-1.6940658945086E-019">
            <text:p>-1.6940658945086E-019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0.000000455848308883608">
            <text:p>4.55848308883608E-007</text:p>
          </table:table-cell>
          <table:table-cell table:number-columns-repeated="4"/>
        </table:table-row>
        <table:table-row table:style-name="ro1">
          <table:table-cell office:value-type="float" office:value="0.0021">
            <text:p>0.0021</text:p>
          </table:table-cell>
          <table:table-cell office:value-type="float" office:value="0.000000331534277024121">
            <text:p>3.31534277024121E-007</text:p>
          </table:table-cell>
          <table:table-cell table:number-columns-repeated="4"/>
        </table:table-row>
        <table:table-row table:style-name="ro1">
          <table:table-cell office:value-type="float" office:value="0.0022">
            <text:p>0.0022</text:p>
          </table:table-cell>
          <table:table-cell office:value-type="float" office:value="0.000000479686897725613">
            <text:p>4.79686897725613E-007</text:p>
          </table:table-cell>
          <table:table-cell table:number-columns-repeated="4"/>
        </table:table-row>
        <table:table-row table:style-name="ro1">
          <table:table-cell office:value-type="float" office:value="0.0023">
            <text:p>0.0023</text:p>
          </table:table-cell>
          <table:table-cell office:value-type="float" office:value="0.000000840053143161537">
            <text:p>8.40053143161537E-007</text:p>
          </table:table-cell>
          <table:table-cell table:number-columns-repeated="4"/>
        </table:table-row>
        <table:table-row table:style-name="ro1">
          <table:table-cell office:value-type="float" office:value="0.0024">
            <text:p>0.0024</text:p>
          </table:table-cell>
          <table:table-cell office:value-type="float" office:value="0.000000752502609861644">
            <text:p>7.52502609861644E-007</text:p>
          </table:table-cell>
          <table:table-cell table:number-columns-repeated="4"/>
        </table:table-row>
        <table:table-row table:style-name="ro1">
          <table:table-cell office:value-type="float" office:value="0.0025">
            <text:p>0.0025</text:p>
          </table:table-cell>
          <table:table-cell office:value-type="float" office:value="0.000000748661821763964">
            <text:p>7.48661821763964E-007</text:p>
          </table:table-cell>
          <table:table-cell table:number-columns-repeated="4"/>
        </table:table-row>
        <table:table-row table:style-name="ro1">
          <table:table-cell office:value-type="float" office:value="0.0026">
            <text:p>0.0026</text:p>
          </table:table-cell>
          <table:table-cell office:value-type="float" office:value="0.000000496179911068083">
            <text:p>4.96179911068083E-007</text:p>
          </table:table-cell>
          <table:table-cell table:number-columns-repeated="4"/>
        </table:table-row>
        <table:table-row table:style-name="ro1">
          <table:table-cell office:value-type="float" office:value="0.0027">
            <text:p>0.0027</text:p>
          </table:table-cell>
          <table:table-cell office:value-type="float" office:value="0.000000324196390737594">
            <text:p>3.24196390737594E-007</text:p>
          </table:table-cell>
          <table:table-cell table:number-columns-repeated="4"/>
        </table:table-row>
        <table:table-row table:style-name="ro1">
          <table:table-cell office:value-type="float" office:value="0.0028">
            <text:p>0.0028</text:p>
          </table:table-cell>
          <table:table-cell office:value-type="float" office:value="0.000000659247585672141">
            <text:p>6.59247585672141E-007</text:p>
          </table:table-cell>
          <table:table-cell table:number-columns-repeated="4"/>
        </table:table-row>
        <table:table-row table:style-name="ro1">
          <table:table-cell office:value-type="float" office:value="0.0029">
            <text:p>0.0029</text:p>
          </table:table-cell>
          <table:table-cell office:value-type="float" office:value="0.000000719726824937018">
            <text:p>7.19726824937018E-007</text:p>
          </table:table-cell>
          <table:table-cell table:number-columns-repeated="4"/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0.000000682893125314267">
            <text:p>6.82893125314267E-007</text:p>
          </table:table-cell>
          <table:table-cell table:number-columns-repeated="4"/>
        </table:table-row>
        <table:table-row table:style-name="ro1">
          <table:table-cell office:value-type="float" office:value="0.0031">
            <text:p>0.0031</text:p>
          </table:table-cell>
          <table:table-cell office:value-type="float" office:value="0.000000349928466746957">
            <text:p>3.49928466746957E-007</text:p>
          </table:table-cell>
          <table:table-cell table:number-columns-repeated="4"/>
        </table:table-row>
        <table:table-row table:style-name="ro1">
          <table:table-cell office:value-type="float" office:value="0.0032">
            <text:p>0.0032</text:p>
          </table:table-cell>
          <table:table-cell office:value-type="float" office:value="0.000000862062656634303">
            <text:p>8.62062656634303E-007</text:p>
          </table:table-cell>
          <table:table-cell table:number-columns-repeated="4"/>
        </table:table-row>
        <table:table-row table:style-name="ro1">
          <table:table-cell office:value-type="float" office:value="0.0033">
            <text:p>0.0033</text:p>
          </table:table-cell>
          <table:table-cell office:value-type="float" office:value="0.000000911570153682681">
            <text:p>9.11570153682681E-007</text:p>
          </table:table-cell>
          <table:table-cell table:number-columns-repeated="4"/>
        </table:table-row>
        <table:table-row table:style-name="ro1">
          <table:table-cell office:value-type="float" office:value="0.0034">
            <text:p>0.0034</text:p>
          </table:table-cell>
          <table:table-cell office:value-type="float" office:value="0.000000640296351817997">
            <text:p>6.40296351817997E-007</text:p>
          </table:table-cell>
          <table:table-cell table:number-columns-repeated="4"/>
        </table:table-row>
        <table:table-row table:style-name="ro1">
          <table:table-cell office:value-type="float" office:value="0.0035">
            <text:p>0.0035</text:p>
          </table:table-cell>
          <table:table-cell office:value-type="float" office:value="0.000000664448062315585">
            <text:p>6.64448062315585E-007</text:p>
          </table:table-cell>
          <table:table-cell table:number-columns-repeated="4"/>
        </table:table-row>
        <table:table-row table:style-name="ro1">
          <table:table-cell office:value-type="float" office:value="0.0036">
            <text:p>0.0036</text:p>
          </table:table-cell>
          <table:table-cell office:value-type="float" office:value="0.000000920379062245043">
            <text:p>9.20379062245043E-007</text:p>
          </table:table-cell>
          <table:table-cell table:number-columns-repeated="4"/>
        </table:table-row>
        <table:table-row table:style-name="ro1">
          <table:table-cell office:value-type="float" office:value="0.0037">
            <text:p>0.0037</text:p>
          </table:table-cell>
          <table:table-cell office:value-type="float" office:value="0.000000927884925388547">
            <text:p>9.27884925388547E-007</text:p>
          </table:table-cell>
          <table:table-cell table:number-columns-repeated="4"/>
        </table:table-row>
        <table:table-row table:style-name="ro1">
          <table:table-cell office:value-type="float" office:value="0.0038">
            <text:p>0.0038</text:p>
          </table:table-cell>
          <table:table-cell office:value-type="float" office:value="0.000000673627367179098">
            <text:p>6.73627367179098E-007</text:p>
          </table:table-cell>
          <table:table-cell table:number-columns-repeated="4"/>
        </table:table-row>
        <table:table-row table:style-name="ro1">
          <table:table-cell office:value-type="float" office:value="0.0039">
            <text:p>0.0039</text:p>
          </table:table-cell>
          <table:table-cell office:value-type="float" office:value="0.0000000538732410535217">
            <text:p>5.38732410535217E-00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e" style:country-complex="IL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" number:title="max">
      <number:scientific-number number:decimal-places="14" number:min-integer-digits="1" number:min-exponent-digits="3"/>
    </number:number-style>
    <number:number-style style:name="N5114" number:language="en" number:country="US" number:title="User-defined">
      <number:scientific-number number:decimal-places="14" number:min-integer-digits="1" number:min-exponent-digits="3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style:style style:name="Default" style:family="table-cell">
      <style:text-properties style:font-name-asian="AR PL ShanHeiSun Un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uPad" style:family="table-cell" style:parent-style-name="Default" style:data-style-name="N5114">
      <style:text-properties fo:color="#0000ff" fo:font-size="10pt" fo:language="en" fo:country="US"/>
    </style:style>
    <style:style style:name="science" style:family="table-cell" style:parent-style-name="Default" style:data-style-name="N115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19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12-16T15:31:17</meta:creation-date>
    <dc:date>2010-12-16T19:29:19</dc:date>
    <dc:creator>Kohei Yoshida</dc:creator>
    <meta:editing-duration>PT22M47S</meta:editing-duration>
    <meta:editing-cycles>24</meta:editing-cycles>
    <meta:generator>LibreOffice/3.3$Linux LibreOffice_project/330m17$Build-1</meta:generator>
    <meta:document-statistic meta:table-count="2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951cm" svg:height="11.016cm" xlink:href=".." xlink:type="simple" chart:class="chart:scatter" chart:style-name="ch1">
        <chart:plot-area chart:style-name="ch2" table:cell-range-address="LINEST.A2:LINEST.B40 LINEST.B1:LINEST.B1" chart:data-source-has-labels="row" svg:x="0.729cm" svg:y="1.015cm" svg:width="12.664cm" svg:height="9.361cm">
          <chartooo:coordinate-region svg:x="2.568cm" svg:y="1.214cm" svg:width="10.307cm" svg:height="8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INEST.B2:LINEST.B40" chart:label-cell-address="LINEST.B1:LINEST.B1" chart:class="chart:scatter">
            <chart:domain table:cell-range-address="LINEST.A2:LINEST.A40"/>
            <chart:data-point chart:repeated="3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LINEST.B1:LIN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EST.A2:LINEST.A40</svg:desc>
                </draw:g>
              </table:table-cell>
              <table:table-cell office:value-type="float" office:value="0.000000142135831697285">
                <text:p>0.000000142135831697285</text:p>
                <draw:g>
                  <svg:desc>LINEST.B2:LINEST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0000228577028368414">
                <text:p>0.000000228577028368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0000290367884605379">
                <text:p>0.000000290367884605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0.000000802485405215623">
                <text:p>0.00000080248540521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">
                <text:p>0.0005</text:p>
              </table:table-cell>
              <table:table-cell office:value-type="float" office:value="0.00000000900890856236221">
                <text:p>0.00000000900890856236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0.00000028788857357055">
                <text:p>0.00000028788857357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">
                <text:p>0.0007</text:p>
              </table:table-cell>
              <table:table-cell office:value-type="float" office:value="0.00000000957930486351253">
                <text:p>0.00000000957930486351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0.000000133994178808481">
                <text:p>0.000000133994178808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">
                <text:p>0.0009</text:p>
              </table:table-cell>
              <table:table-cell office:value-type="float" office:value="0.000000647785582245888">
                <text:p>0.000000647785582245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00000584654112569989">
                <text:p>0.0000000584654112569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">
                <text:p>0.0011</text:p>
              </table:table-cell>
              <table:table-cell office:value-type="float" office:value="0.000000300706487620623">
                <text:p>0.000000300706487620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">
                <text:p>0.0012</text:p>
              </table:table-cell>
              <table:table-cell office:value-type="float" office:value="0.000000669265215926619">
                <text:p>0.00000066926521592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0.000000260243922817708">
                <text:p>0.000000260243922817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00000786910305315258">
                <text:p>0.000000786910305315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">
                <text:p>0.0015</text:p>
              </table:table-cell>
              <table:table-cell office:value-type="float" office:value="0.000000345286343932153">
                <text:p>0.000000345286343932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">
                <text:p>0.0016</text:p>
              </table:table-cell>
              <table:table-cell office:value-type="float" office:value="0.000000917677763307842">
                <text:p>0.000000917677763307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">
                <text:p>0.0017</text:p>
              </table:table-cell>
              <table:table-cell office:value-type="float" office:value="0.000000819033188373597">
                <text:p>0.000000819033188373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8">
                <text:p>0.0018</text:p>
              </table:table-cell>
              <table:table-cell office:value-type="float" office:value="0.0000000501729671686889">
                <text:p>0.0000000501729671686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">
                <text:p>0.0019</text:p>
              </table:table-cell>
              <table:table-cell office:value-type="float" office:value="0.000000652185352021458">
                <text:p>0.000000652185352021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00000455848308883608">
                <text:p>0.000000455848308883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">
                <text:p>0.0021</text:p>
              </table:table-cell>
              <table:table-cell office:value-type="float" office:value="0.000000331534277024121">
                <text:p>0.000000331534277024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">
                <text:p>0.0022</text:p>
              </table:table-cell>
              <table:table-cell office:value-type="float" office:value="0.000000479686897725613">
                <text:p>0.000000479686897725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">
                <text:p>0.0023</text:p>
              </table:table-cell>
              <table:table-cell office:value-type="float" office:value="0.000000840053143161537">
                <text:p>0.000000840053143161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">
                <text:p>0.0024</text:p>
              </table:table-cell>
              <table:table-cell office:value-type="float" office:value="0.000000752502609861644">
                <text:p>0.000000752502609861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">
                <text:p>0.0025</text:p>
              </table:table-cell>
              <table:table-cell office:value-type="float" office:value="0.000000748661821763964">
                <text:p>0.000000748661821763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6">
                <text:p>0.0026</text:p>
              </table:table-cell>
              <table:table-cell office:value-type="float" office:value="0.000000496179911068083">
                <text:p>0.000000496179911068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">
                <text:p>0.0027</text:p>
              </table:table-cell>
              <table:table-cell office:value-type="float" office:value="0.000000324196390737594">
                <text:p>0.000000324196390737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">
                <text:p>0.0028</text:p>
              </table:table-cell>
              <table:table-cell office:value-type="float" office:value="0.000000659247585672141">
                <text:p>0.000000659247585672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9">
                <text:p>0.0029</text:p>
              </table:table-cell>
              <table:table-cell office:value-type="float" office:value="0.000000719726824937018">
                <text:p>0.000000719726824937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">
                <text:p>0.003</text:p>
              </table:table-cell>
              <table:table-cell office:value-type="float" office:value="0.000000682893125314267">
                <text:p>0.000000682893125314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1">
                <text:p>0.0031</text:p>
              </table:table-cell>
              <table:table-cell office:value-type="float" office:value="0.000000349928466746957">
                <text:p>0.000000349928466746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">
                <text:p>0.0032</text:p>
              </table:table-cell>
              <table:table-cell office:value-type="float" office:value="0.000000862062656634303">
                <text:p>0.000000862062656634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">
                <text:p>0.0033</text:p>
              </table:table-cell>
              <table:table-cell office:value-type="float" office:value="0.000000911570153682681">
                <text:p>0.000000911570153682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">
                <text:p>0.0034</text:p>
              </table:table-cell>
              <table:table-cell office:value-type="float" office:value="0.000000640296351817997">
                <text:p>0.000000640296351817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">
                <text:p>0.0035</text:p>
              </table:table-cell>
              <table:table-cell office:value-type="float" office:value="0.000000664448062315585">
                <text:p>0.000000664448062315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">
                <text:p>0.0036</text:p>
              </table:table-cell>
              <table:table-cell office:value-type="float" office:value="0.000000920379062245043">
                <text:p>0.000000920379062245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">
                <text:p>0.0037</text:p>
              </table:table-cell>
              <table:table-cell office:value-type="float" office:value="0.000000927884925388547">
                <text:p>0.000000927884925388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">
                <text:p>0.0038</text:p>
              </table:table-cell>
              <table:table-cell office:value-type="float" office:value="0.000000673627367179098">
                <text:p>0.000000673627367179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9">
                <text:p>0.0039</text:p>
              </table:table-cell>
              <table:table-cell office:value-type="float" office:value="0.0000000538732410535217">
                <text:p>0.000000053873241053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7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